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FTP data transfer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TP data contro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ecure Shell (SSH)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elene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imple Mail Transfer Protocol(SMTP)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e Protocol 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WHOIS protoco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Domain Name System()</text:p>
          </table:table-cell>
          <table:table-cell table:style-name="ce1" office:value-type="string" calcext:value-type="string">
            <text:p>System(DNS)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ootstrap protocol server also used by dynamic host confg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ootstrap protocol server also used by dynamic host confg</text:p>
          </table:table-cell>
          <table:table-cell office:value-type="string" calcext:value-type="string">
            <text:p>ocol client</text:p>
          </table:table-cell>
          <table:table-cell office:value-type="string" calcext:value-type="string">
            <text:p>also used by dynamic host confi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5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5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5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5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ngs to be Noted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(Internet key exhange protocol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5:16:20.338315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24:12.949537699</meta:creation-date>
    <dc:date>2017-08-08T15:18:15.057929419</dc:date>
    <meta:editing-duration>PT4M52S</meta:editing-duration>
    <meta:editing-cycles>2</meta:editing-cycles>
    <meta:generator>LibreOffice/5.1.6.2$Linux_X86_64 LibreOffice_project/10m0$Build-2</meta:generator>
    <meta:document-statistic meta:table-count="1" meta:cell-count="69" meta:object-count="0"/>
  </office:meta>
</office:document-meta>
</file>